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5a054" officeooo:paragraph-rsid="0005a054"/>
    </style:style>
    <style:style style:name="P2" style:family="paragraph" style:parent-style-name="Standard">
      <style:text-properties officeooo:rsid="0007403d" officeooo:paragraph-rsid="0007403d"/>
    </style:style>
    <style:style style:name="P3" style:family="paragraph" style:parent-style-name="Standard">
      <style:text-properties officeooo:rsid="00075cfc" officeooo:paragraph-rsid="00075cfc"/>
    </style:style>
    <style:style style:name="P4" style:family="paragraph" style:parent-style-name="Standard">
      <style:text-properties officeooo:rsid="00075cfc" officeooo:paragraph-rsid="00075cfc"/>
    </style:style>
    <style:style style:name="T1" style:family="text">
      <style:text-properties officeooo:rsid="0005cf53"/>
    </style:style>
    <style:style style:name="T2" style:family="text">
      <style:text-properties officeooo:rsid="00075cfc"/>
    </style:style>
    <style:style style:name="T3" style:family="text">
      <style:text-properties officeooo:rsid="00086fd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d skulle du/ni gjort annorlunda i ett framtida liknande projekt?</text:p>
      <text:p text:style-name="P1"/>
      <text:p text:style-name="P1">Eftersom vi var helt nya till Android-utveckling och utveckling med libgdx biblioteket när vi påbörjade det h<text:span text:style-name="T3">ä</text:span>r projektet, så visste vi inte riktigt hur allt skulle gå till från början. Men nu har vi mycket större kunskap om hur man utvecklar projekt av denna typen för vår målplattform (Android) och det kommer att göra det enklare för oss att slutföra ett liknande projekt, eftersom vi inte kommer att behöva lära oss allt från grunderna igen. <text:span text:style-name="T1">Med vår nyvunna kunskap kommer vi även kunna planera projektet bättre eftersom vi nu har ett bättre grepp om vad ett libgdx spel består av och kan på grun av detta även dela ut arbete under projetktet i en mer effektiv manér.</text:span></text:p>
      <text:p text:style-name="P1"/>
      <text:p text:style-name="P2"><text:span text:style-name="T1">N</text:span>ästa gång vi gör ett liknande projekt så kommer vi förmodligen att försöka skapa UML och flödescheman av huvudkompononter i spelet/applikationen vid ett tidigare skede än vad vi gjorde detta projekt.</text:p>
      <text:p text:style-name="P2"/>
      <text:p text:style-name="P2">Eftersom <text:span text:style-name="T2">de flesta</text:span> av oss även var nya <text:span text:style-name="T2">på git när projektet startade så bromsade det ner våra framsteg i början då vi fick lägga ner mycket tid på git istället för kodning. Nästa gång kommer vi även ha denna kunskapen att tillgodose vilket kommer att göra att man kan köra igång med git utan dessa problem vi hade detta projekt.</text:span></text:p>
      <text:p text:style-name="P2"/>
      <text:p text:style-name="P3">Vi skulle nog även lägga mer tid på att modularisera olika komponenter av projektet för att minska kopplingen. Och även försöka att se till att klasser och metoder har mer väldefinerade syften och undvika att ge visa metoder multipla syften.</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2M36S</meta:editing-duration>
    <meta:editing-cycles>9</meta:editing-cycles>
    <meta:generator>LibreOffice/4.1.2.3$Windows_x86 LibreOffice_project/40b2d7fde7e8d2d7bc5a449dc65df4d08a7dd38</meta:generator>
    <dc:date>2013-10-25T13:14:37.262000000</dc:date>
    <meta:document-statistic meta:table-count="0" meta:image-count="0" meta:object-count="0" meta:page-count="1" meta:paragraph-count="5" meta:word-count="259" meta:character-count="1506" meta:non-whitespace-character-count="1252"/>
    <meta:user-defined meta:name="Info 1"/>
    <meta:user-defined meta:name="Info 2"/>
    <meta:user-defined meta:name="Info 3"/>
    <meta:user-defined meta:name="Info 4"/>
  </office:meta>
</office:document-meta>
</file>